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50000025A701790A5C0D28213.png" manifest:media-type="image/png"/>
  <manifest:file-entry manifest:full-path="Pictures/10000001000003250000025A10F30B62EB8C822A.png" manifest:media-type="image/png"/>
  <manifest:file-entry manifest:full-path="Pictures/10000001000003250000025AF10F838DEEF2FB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8516in" svg:y="0.0339in" svg:width="4.611in" svg:height="3.448in" draw:z-index="0"><draw:image xlink:href="Pictures/10000001000003250000025AF10F838DEEF2FBA6.png" xlink:type="simple" xlink:show="embed" xlink:actuate="onLoad" draw:mime-type="image/png"/></draw:frame><draw:frame draw:style-name="fr1" draw:name="Image2" text:anchor-type="char" svg:x="0.8516in" svg:y="3.4811in" svg:width="4.5634in" svg:height="3.4118in" draw:z-index="1"><draw:image xlink:href="Pictures/10000001000003250000025A10F30B62EB8C82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8516in" svg:y="0.152in" svg:width="4.5646in" svg:height="3.4134in" draw:z-index="2"><draw:image xlink:href="Pictures/10000001000003250000025A701790A5C0D282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8:49:14.782536130</meta:creation-date>
    <meta:generator>LibreOffice/7.3.7.2$Linux_X86_64 LibreOffice_project/30$Build-2</meta:generator>
    <dc:date>2023-12-04T09:04:09.498423489</dc:date>
    <meta:editing-duration>PT14M53S</meta:editing-duration>
    <meta:editing-cycles>5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